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Verdana" svg:font-family="Verdan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Text_20_body">
      <style:paragraph-properties fo:margin-top="0cm" fo:margin-bottom="0cm" style:snap-to-layout-grid="false"/>
    </style:style>
    <style:style style:name="P3" style:family="paragraph" style:parent-style-name="Standard">
      <style:text-properties style:font-name="Arial"/>
    </style:style>
    <style:style style:name="T1" style:family="text">
      <style:text-properties style:font-name="Arial" fo:font-weight="normal" style:font-weight-asian="normal" style:font-weight-complex="normal"/>
    </style:style>
    <style:style style:name="T2" style:family="text">
      <style:text-properties style:font-name="Arial" fo:language="en" fo:country="none"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zenan Ridjanovic – Short Biography - 2010</text:p>
      <text:p text:style-name="P1"/>
      <text:p text:style-name="P1"><text:a xlink:type="simple" xlink:href="http://dl.dropbox.com/u/161496/dr/DzenanRidjanovicCV.pdf">http://dl.dropbox.com/u/161496/dr/DzenanRidjanovicCV.pdf</text:a></text:p>
      <text:p text:style-name="P1"/>
      <text:p text:style-name="P1">I am an associate professor in the Business School at the Laval University, Quebec, Canada. I received a B.Sc. in informatics from the University of Sarajevo in 1976, an M.Sc. in computer science from the University of Maryland in 1982, and a Ph.D. in management information systems from the University of Minnesota in 1986. My main research interests are in the spiral development of dynamic web applications using Open Source Software (OSS), Java, Python, databases, CSS, XML, design patterns and frameworks. My teaching interests are in presenting spirals of my research using pedagogical patterns. </text:p>
      <text:p text:style-name="P1"/>
      <text:p text:style-name="P1">For more than ten years I was a director of research and development at Silverrun Inc. (now Grandite), a company that had several commercial CASE tools for analysis, design and development of data driven information systems. I was a principal designer of the Silverrun-CDE (Common Development Environment: model-driven, operating system independent platform), which was used to develop all products, and the Silverrun-RDM (Relational Data Modeling), which was one of leading data modeling and database design tools.</text:p>
      <text:p text:style-name="P1"/>
      <text:p text:style-name="P2"><text:span text:style-name="T1">Recently, I have been developing Modelibra framework family. Modelibra is a persistent domain model framework. A domain model is a model of specific domain classes that describe the core data and their behavior. Modelibra provides the generic support for domain models. It uses the 80/20 rule where 80% of the model classes are generic (part of Modelibra) and 20% are specific. ModelibraWicket</text:span><text:span text:style-name="T2"> is a rapid (web) application development framework based on Modelibra for its model and on for Wicket for its views. It is used to make domain models alive as web applications. ModelibraWicket is not just another framework. It is built on top of Wicket to show how Wicket can be used to develop generic components for the given model frame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erdana" svg:font-family="Verdan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Times New Roman" fo:font-weight="bold" style:font-name-asian="Times New Roman" style:font-weight-asian="bold"/>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6-02-25T12:16:28</meta:creation-date>
    <dc:creator>Dzenan Ridjanovic</dc:creator>
    <dc:date>2011-11-15T11:10:37.71</dc:date>
    <meta:editing-cycles>8</meta:editing-cycles>
    <meta:editing-duration>PT7M16S</meta:editing-duration>
    <meta:document-statistic meta:table-count="0" meta:image-count="0" meta:object-count="0" meta:page-count="1" meta:paragraph-count="5" meta:word-count="300" meta:character-count="1953"/>
    <meta:user-defined meta:name="Info 1"/>
    <meta:user-defined meta:name="Info 2"/>
    <meta:user-defined meta:name="Info 3"/>
    <meta:user-defined meta:name="Info 4"/>
  </office:meta>
</office:document-meta>
</file>